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  <text:p text:style-name="P1"/>
      <text:p text:style-name="P1">Mon Oct 30, 2017 <text:span text:style-name="T1">3 miles</text:span></text:p>
      <text:p text:style-name="P1">I ran 3 miles on bike paths in 28:33. The run included 2 x ½ mile with a ¼ mile jog between the halves. <text:s/>The times of the ½ miles were 3:54 and 3:56.</text:p>
      <text:p text:style-name="P1"/>
      <text:p text:style-name="P1">Tues Oct 31, 2017 <text:span text:style-name="T1">4 miles</text:span></text:p>
      <text:p text:style-name="P1">I ran 4 miles on flat roads and bike paths averaging 9:30/mile.</text:p>
      <text:p text:style-name="P1"/>
      <text:p text:style-name="P1">Wed Nov 1, 2017 <text:span text:style-name="T1">4.25 miles</text:span></text:p>
      <text:p text:style-name="P1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1T12:11:50.67</dc:date>
    <dc:creator>James Lombardi</dc:creator>
    <meta:editing-duration>PT1H28M10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3" meta:paragraph-count="53" meta:word-count="732" meta:character-count="3472"/>
  </office:meta>
</office:document-meta>
</file>